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isionEntry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Entry.getModul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Entry.getOrganisation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Entry.RevisionEntry( ModuleEntry mo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vision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Entry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Entry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Entry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